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886b"/>
    </style:style>
    <style:style style:name="P2" style:family="paragraph" style:parent-style-name="Standard">
      <style:paragraph-properties fo:text-align="center" style:justify-single-word="false"/>
      <style:text-properties officeooo:paragraph-rsid="0015886b"/>
    </style:style>
    <style:style style:name="P3" style:family="paragraph" style:parent-style-name="Standard">
      <style:paragraph-properties fo:text-align="end" style:justify-single-word="false"/>
      <style:text-properties officeooo:paragraph-rsid="0015886b"/>
    </style:style>
    <style:style style:name="P4" style:family="paragraph" style:parent-style-name="Standard" style:list-style-name="L1">
      <style:text-properties officeooo:paragraph-rsid="0015886b"/>
    </style:style>
    <style:style style:name="P5" style:family="paragraph" style:parent-style-name="Standard">
      <style:paragraph-properties fo:text-align="center" style:justify-single-word="false"/>
      <style:text-properties officeooo:rsid="0015a73c" officeooo:paragraph-rsid="0015a73c"/>
    </style:style>
    <style:style style:name="P6" style:family="paragraph" style:parent-style-name="Standard">
      <style:text-properties officeooo:paragraph-rsid="0015886b"/>
    </style:style>
    <style:style style:name="P7" style:family="paragraph" style:parent-style-name="Standard">
      <style:paragraph-properties fo:break-before="page"/>
      <style:text-properties officeooo:paragraph-rsid="0015886b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15886b"/>
    </style:style>
    <style:style style:name="T2" style:family="text">
      <style:text-properties officeooo:rsid="0015a73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O RIO GRANDE DO NOR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1º PROJETO DA DISCIPLINA INTELIGÊNCIA ARTIFICIAL</text:p>
      <text:p text:style-name="P2"><text:s/>RELATÓRIO DE EXECUÇÃ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FLÁVIO </text:span><text:span text:style-name="T2">HENRIQUE LOPES BARBOSA</text:span> – <text:span text:style-name="T2">20190154130</text:span></text:p>
      <text:p text:style-name="P3"><text:span text:style-name="T1">LUCAS FELIPE GALVÃO SILVA</text:span> – <text:span text:style-name="T1">20200000723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ATAL (RN),SETEMBRO DE 2023 </text:p>
      <text:p text:style-name="P1"><text:soft-page-break/>SUMÁRIO</text:p>
      <text:p text:style-name="P1"/>
      <text:list text:style-name="L1">
        <text:list-item>
          <text:p text:style-name="P4">INTRODUÇÃO</text:p>
        </text:list-item>
        <text:list-item>
          <text:p text:style-name="P4">METODOLOGIA</text:p>
        </text:list-item>
        <text:list-item>
          <text:p text:style-name="P4">RESULTADOS ESPERADOS</text:p>
        </text:list-item>
        <text:list-item>
          <text:p text:style-name="P4">CONCLUSÃO</text:p>
        </text:list-item>
        <text:list-item>
          <text:p text:style-name="P4">REFERÊNCIAS BIBLIOGRÁFICA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</text:span>. INTRODUÇÃO</text:p>
      <text:p text:style-name="P1"><text:tab/>A Inteligência Artificial (IA) tem desempenhado um papel cada vez mais crucial na otimização de processos e na tomada de decisões em diversos setores. <text:span text:style-name="T2">Diversos são os campos em que a IA pode ser aplicada, para inúmeros fins, como por exemplo, detecção de padrões, classificação de dados, entre outros, mas, u</text:span>m campo em que a IA demonstra um potencial significativo é o da previsão e análise de dados, o que se mostra particularmente relevante no contexto do turismo.</text:p>
      <text:p text:style-name="P8"><text:tab/>A indústria do turismo desempenha um papel fundamental na economia brasileira, e a capacidade de prever a chegada de turistas é crucial para a gestão eficaz de recursos e serviços, bem como para o planejamento de estratégias de marketing e a promoção de destinos turísticos. A IA oferece uma solução poderosa para a análise de grandes conjuntos de dados e a geração de insights acionáveis que podem transformar a maneira como o Brasil recebe visitantes.</text:p>
      <text:p text:style-name="P8"><text:tab/>Este <text:span text:style-name="T2">relatório</text:span> tem como objetivo <text:span text:style-name="T2">mostrar o</text:span> desenvolv<text:span text:style-name="T2">imento de</text:span> um modelo de IA que possa prever com precisão a chegada de turistas com base em fatores <text:span text:style-name="T2">como:</text:span> dados históricos de chegadas, <text:span text:style-name="T2">a origem dos turistas, em qual mês foi essa chegada, em qual estado do Brasil ele chegou e por qual via de transporte</text:span>.</text:p>
      <text:p text:style-name="P8"><text:tab/>Ao longo deste relatório, exploraremos em detalhes o desenvolvimento desse modelo de IA, desde a coleta e preparação dos dados até a seleção de algoritmos de aprendizado de máquina, a validação do modelo e a interpretação dos resultados.</text:p>
      <text:p text:style-name="P7">2. METODOLOGIA</text:p>
      <text:p text:style-name="P1">Descrição da base de dados; </text:p>
      <text:p text:style-name="P1">Pré-Processamento dos dados (balanceamento, categorização, limpeza); </text:p>
      <text:p text:style-name="P1">Descrição dos modelos utilizados (inserir os parâmetros dos modelos); </text:p>
      <text:p text:style-name="P1">Treinamento dos modelos; </text:p>
      <text:p text:style-name="P1"/>
      <text:p text:style-name="P7">3. RESULTADOS ALCANÇADOS</text:p>
      <text:p text:style-name="P1">● Nessa seção vocês deverão inserir os resultados obtidos pelos modelos utilizados para modelagem do problema. Esses resultados deverão ser apresentados por meio das métricas de avaliação dos modelos. </text:p>
      <text:p text:style-name="P1">● Aprendizagem Supervisionada : Acurácia, Sensibilidade, Precisão, Matriz de Confusão, Curva Roc; </text:p>
      <text:p text:style-name="P1">● Aprendizagem Não supervisionada: coeficiente de silhueta (técnica de agrupamento), inércia dentre outros. </text:p>
      <text:p text:style-name="P1">● Observação: É importante lembrar que, ao utilizar técnica de predição existem métricas específicas. </text:p>
      <text:p text:style-name="P1"/>
      <text:p text:style-name="P7">4. CONCLUSÃO</text:p>
      <text:p text:style-name="P1"/>
      <text:p text:style-name="P7">6. REFERÊNCIAS BIBLIOGRÁFIC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bre o vídeo: Vocês irão apresentar o projeto através de um vídeo que terá duração entre cinco e sete minutos. Neste vídeo terá que abordar o que foi feito para a obtenção dos resultados incluindo pré-processamento, processamento e resultad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22:30:04.538000000</meta:creation-date>
    <dc:date>2023-10-23T23:08:38.324000000</dc:date>
    <meta:editing-duration>PT1H59M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8" meta:paragraph-count="30" meta:word-count="430" meta:character-count="2820" meta:non-whitespace-character-count="2406"/>
  </office:meta>
</office:document-meta>
</file>